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 table:border-model="separating"/>
    </style:style>
    <style:style style:name="Tableau1.A" style:family="table-column">
      <style:table-column-properties style:column-width="3.166cm" style:rel-column-width="10922*"/>
    </style:style>
    <style:style style:name="Tableau1.F" style:family="table-column">
      <style:table-column-properties style:column-width="3.168cm" style:rel-column-width="10925*"/>
    </style:style>
    <style:style style:name="Tableau1.A1" style:family="table-cell">
      <style:table-cell-properties fo:padding="0cm" fo:border-left="1pt solid #000000" fo:border-right="none" fo:border-top="1pt solid #000000" fo:border-bottom="0.05pt solid #b2b2b2"/>
    </style:style>
    <style:style style:name="Tableau1.F1" style:family="table-cell">
      <style:table-cell-properties fo:padding="0cm" fo:border-left="1pt solid #000000" fo:border-right="1pt solid #000000" fo:border-top="1pt solid #000000" fo:border-bottom="0.05pt solid #b2b2b2"/>
    </style:style>
    <style:style style:name="Tableau1.A2" style:family="table-cell">
      <style:table-cell-properties style:vertical-align="middle" fo:padding="0cm" fo:border-left="1pt solid #000000" fo:border-right="none" fo:border-top="none" fo:border-bottom="0.05pt solid #b2b2b2"/>
    </style:style>
    <style:style style:name="Tableau1.B2" style:family="table-cell">
      <style:table-cell-properties fo:padding="0cm" fo:border-left="1pt solid #000000" fo:border-right="none" fo:border-top="none" fo:border-bottom="0.05pt solid #b2b2b2"/>
    </style:style>
    <style:style style:name="Tableau1.C2" style:family="table-cell">
      <style:table-cell-properties fo:padding="0cm" fo:border-left="1pt solid #000000" fo:border-right="none" fo:border-top="none" fo:border-bottom="0.05pt solid #b2b2b2"/>
    </style:style>
    <style:style style:name="Tableau1.D2" style:family="table-cell">
      <style:table-cell-properties fo:padding="0cm" fo:border-left="1pt solid #000000" fo:border-right="none" fo:border-top="none" fo:border-bottom="0.05pt solid #b2b2b2"/>
    </style:style>
    <style:style style:name="Tableau1.E2" style:family="table-cell">
      <style:table-cell-properties fo:padding="0cm" fo:border-left="1pt solid #000000" fo:border-right="none" fo:border-top="none" fo:border-bottom="0.05pt solid #b2b2b2"/>
    </style:style>
    <style:style style:name="Tableau1.F2" style:family="table-cell">
      <style:table-cell-properties fo:padding="0cm" fo:border-left="1pt solid #000000" fo:border-right="1pt solid #000000" fo:border-top="none" fo:border-bottom="0.05pt solid #b2b2b2"/>
    </style:style>
    <style:style style:name="Tableau1.A3" style:family="table-cell">
      <style:table-cell-properties style:vertical-align="middle" fo:padding-left="0cm" fo:padding-right="0cm" fo:padding-top="0cm" fo:padding-bottom="0.3cm" fo:border-left="1pt solid #000000" fo:border-right="none" fo:border-top="none" fo:border-bottom="1pt solid #000000"/>
    </style:style>
    <style:style style:name="Tableau1.B3" style:family="table-cell">
      <style:table-cell-properties style:vertical-align="bottom" fo:padding-left="0cm" fo:padding-right="0cm" fo:padding-top="0cm" fo:padding-bottom="0.3cm" fo:border-left="1pt solid #000000" fo:border-right="none" fo:border-top="none" fo:border-bottom="1pt solid #000000"/>
    </style:style>
    <style:style style:name="Tableau1.F3" style:family="table-cell">
      <style:table-cell-properties style:vertical-align="bottom" fo:padding-left="0cm" fo:padding-right="0cm" fo:padding-top="0cm" fo:padding-bottom="0.3cm" fo:border-left="1pt solid #000000" fo:border-right="1pt solid #000000" fo:border-top="none" fo:border-bottom="1pt solid #000000"/>
    </style:style>
    <style:style style:name="Tableau5" style:family="table">
      <style:table-properties style:width="19.001cm" table:align="margins" style:may-break-between-rows="false"/>
    </style:style>
    <style:style style:name="Tableau5.A" style:family="table-column">
      <style:table-column-properties style:column-width="8.89cm" style:rel-column-width="30662*"/>
    </style:style>
    <style:style style:name="Tableau5.B" style:family="table-column">
      <style:table-column-properties style:column-width="10.111cm" style:rel-column-width="34873*"/>
    </style:style>
    <style:style style:name="Tableau5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officeooo:rsid="0077a58c" officeooo:paragraph-rsid="0077a58c"/>
    </style:style>
    <style:style style:name="P2" style:family="paragraph" style:parent-style-name="Standard">
      <style:paragraph-properties fo:text-align="start" style:justify-single-word="false"/>
      <style:text-properties fo:font-size="18pt" officeooo:rsid="0077a58c" officeooo:paragraph-rsid="0077a58c"/>
    </style:style>
    <style:style style:name="P3" style:family="paragraph" style:parent-style-name="Standard">
      <style:paragraph-properties fo:text-align="start" style:justify-single-word="false"/>
      <style:text-properties fo:font-size="18pt" officeooo:rsid="007d2a4f" officeooo:paragraph-rsid="007d2a4f"/>
    </style:style>
    <style:style style:name="P4" style:family="paragraph" style:parent-style-name="Standard">
      <style:paragraph-properties fo:text-align="start" style:justify-single-word="false"/>
      <style:text-properties fo:font-size="18pt" officeooo:rsid="007d2a4f" officeooo:paragraph-rsid="007ec752"/>
    </style:style>
    <style:style style:name="P5" style:family="paragraph" style:parent-style-name="Standard">
      <style:paragraph-properties fo:text-align="start" style:justify-single-word="false"/>
      <style:text-properties fo:font-size="18pt" officeooo:rsid="0094e64d" officeooo:paragraph-rsid="0094e64d"/>
    </style:style>
    <style:style style:name="P6" style:family="paragraph" style:parent-style-name="Standard">
      <style:paragraph-properties fo:text-align="center" style:justify-single-word="false"/>
      <style:text-properties fo:font-size="18pt" officeooo:rsid="0094e64d" officeooo:paragraph-rsid="0094e64d"/>
    </style:style>
    <style:style style:name="P7" style:family="paragraph" style:parent-style-name="Standard">
      <style:paragraph-properties fo:text-align="start" style:justify-single-word="false">
        <style:tab-stops>
          <style:tab-stop style:position="5.609cm" style:type="center"/>
          <style:tab-stop style:position="14.393cm" style:type="center"/>
        </style:tab-stops>
      </style:paragraph-properties>
      <style:text-properties fo:font-size="18pt" officeooo:rsid="0095f73b" officeooo:paragraph-rsid="0095f73b"/>
    </style:style>
    <style:style style:name="P8" style:family="paragraph" style:parent-style-name="Standard">
      <style:text-properties fo:font-weight="bold" officeooo:rsid="0061e3c5" style:font-weight-asian="bold" style:font-weight-complex="bold"/>
    </style:style>
    <style:style style:name="P9" style:family="paragraph" style:parent-style-name="Standard">
      <style:text-properties fo:font-weight="bold" officeooo:rsid="00761245" officeooo:paragraph-rsid="0076124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7ec752" officeooo:paragraph-rsid="007ec752" style:font-weight-asian="bold" style:font-weight-complex="bold"/>
    </style:style>
    <style:style style:name="P11" style:family="paragraph" style:parent-style-name="Standard">
      <style:text-properties fo:font-weight="bold" officeooo:rsid="007ec752" officeooo:paragraph-rsid="007ec752" style:font-weight-asian="bold" style:font-weight-complex="bold"/>
    </style:style>
    <style:style style:name="P12" style:family="paragraph" style:parent-style-name="Standard">
      <style:text-properties fo:font-weight="bold" officeooo:rsid="00774c85" officeooo:paragraph-rsid="007ec752" style:font-weight-asian="bold" style:font-weight-complex="bold"/>
    </style:style>
    <style:style style:name="P13" style:family="paragraph" style:parent-style-name="Standard">
      <style:text-properties fo:font-weight="bold" officeooo:rsid="00965689" officeooo:paragraph-rsid="00965689" style:font-weight-asian="bold" style:font-weight-complex="bold"/>
    </style:style>
    <style:style style:name="P14" style:family="paragraph" style:parent-style-name="Standard">
      <style:text-properties fo:font-weight="bold" officeooo:rsid="00a07cd7" officeooo:paragraph-rsid="00a07cd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a63646" officeooo:paragraph-rsid="00a63646" style:font-weight-asian="bold" style:font-weight-complex="bold"/>
    </style:style>
    <style:style style:name="P16" style:family="paragraph" style:parent-style-name="Standard">
      <style:text-properties fo:font-weight="bold" officeooo:rsid="001ac0dd" officeooo:paragraph-rsid="00a07cd7" style:font-weight-asian="bold" style:font-weight-complex="bold"/>
    </style:style>
    <style:style style:name="P17" style:family="paragraph" style:parent-style-name="Standard">
      <style:text-properties officeooo:rsid="0061e3c5"/>
    </style:style>
    <style:style style:name="P18" style:family="paragraph" style:parent-style-name="Standard">
      <style:paragraph-properties fo:text-align="center" style:justify-single-word="false"/>
      <style:text-properties officeooo:rsid="0061e3c5"/>
    </style:style>
    <style:style style:name="P19" style:family="paragraph" style:parent-style-name="Standard">
      <style:text-properties officeooo:rsid="00774c85" officeooo:paragraph-rsid="00774c85"/>
    </style:style>
    <style:style style:name="P20" style:family="paragraph" style:parent-style-name="Standard">
      <style:text-properties officeooo:rsid="00774c85" officeooo:paragraph-rsid="00860a9c"/>
    </style:style>
    <style:style style:name="P21" style:family="paragraph" style:parent-style-name="Standard">
      <style:paragraph-properties fo:text-align="start" style:justify-single-word="false"/>
      <style:text-properties officeooo:paragraph-rsid="007ec752"/>
    </style:style>
    <style:style style:name="P22" style:family="paragraph" style:parent-style-name="Standard">
      <style:paragraph-properties fo:text-align="start" style:justify-single-word="false"/>
      <style:text-properties officeooo:paragraph-rsid="007d2a4f"/>
    </style:style>
    <style:style style:name="P23" style:family="paragraph" style:parent-style-name="Standard">
      <style:paragraph-properties fo:text-align="start" style:justify-single-word="false"/>
      <style:text-properties officeooo:paragraph-rsid="0079ec9b"/>
    </style:style>
    <style:style style:name="P24" style:family="paragraph" style:parent-style-name="Standard">
      <style:paragraph-properties fo:text-align="start" style:justify-single-word="false"/>
      <style:text-properties officeooo:paragraph-rsid="009f87d2"/>
    </style:style>
    <style:style style:name="P25" style:family="paragraph" style:parent-style-name="Standard">
      <style:paragraph-properties fo:text-align="start" style:justify-single-word="false"/>
      <style:text-properties officeooo:paragraph-rsid="00a63646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officeooo:paragraph-rsid="007ec752"/>
    </style:style>
    <style:style style:name="P28" style:family="paragraph" style:parent-style-name="Standard">
      <style:paragraph-properties fo:text-align="center" style:justify-single-word="false"/>
      <style:text-properties officeooo:paragraph-rsid="009f87d2"/>
    </style:style>
    <style:style style:name="P29" style:family="paragraph" style:parent-style-name="Standard">
      <style:paragraph-properties fo:text-align="center" style:justify-single-word="false"/>
      <style:text-properties officeooo:paragraph-rsid="00a63646"/>
    </style:style>
    <style:style style:name="P30" style:family="paragraph" style:parent-style-name="Standard">
      <style:paragraph-properties fo:text-align="start" style:justify-single-word="false"/>
      <style:text-properties officeooo:rsid="007d2a4f" officeooo:paragraph-rsid="007d2a4f"/>
    </style:style>
    <style:style style:name="P31" style:family="paragraph" style:parent-style-name="Standard">
      <style:paragraph-properties fo:text-align="center" style:justify-single-word="false"/>
      <style:text-properties officeooo:rsid="007d2a4f" officeooo:paragraph-rsid="007d2a4f"/>
    </style:style>
    <style:style style:name="P32" style:family="paragraph" style:parent-style-name="Standard">
      <style:text-properties officeooo:rsid="00976818" officeooo:paragraph-rsid="00976818"/>
    </style:style>
    <style:style style:name="P33" style:family="paragraph" style:parent-style-name="Standard">
      <style:paragraph-properties fo:text-align="center" style:justify-single-word="false"/>
      <style:text-properties officeooo:rsid="00976818" officeooo:paragraph-rsid="00976818"/>
    </style:style>
    <style:style style:name="P34" style:family="paragraph" style:parent-style-name="Standard">
      <style:text-properties style:font-name="Times New Roman" fo:font-weight="bold" officeooo:paragraph-rsid="009f87d2" fo:background-color="transparent" style:font-weight-asian="bold" style:font-weight-complex="bold"/>
    </style:style>
    <style:style style:name="P35" style:family="paragraph" style:parent-style-name="Standard">
      <style:text-properties officeooo:rsid="001ac0dd" officeooo:paragraph-rsid="009f87d2"/>
    </style:style>
    <style:style style:name="P36" style:family="paragraph" style:parent-style-name="Standard">
      <style:text-properties officeooo:paragraph-rsid="009f87d2"/>
    </style:style>
    <style:style style:name="P37" style:family="paragraph" style:parent-style-name="Standard">
      <style:text-properties officeooo:rsid="00a07cd7" officeooo:paragraph-rsid="00a07cd7"/>
    </style:style>
    <style:style style:name="P38" style:family="paragraph" style:parent-style-name="Standard">
      <style:paragraph-properties fo:text-align="start" style:justify-single-word="false"/>
      <style:text-properties officeooo:rsid="00a63646" officeooo:paragraph-rsid="00a63646"/>
    </style:style>
    <style:style style:name="P3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officeooo:paragraph-rsid="00913c32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0.499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913c32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0.499cm" fo:margin-right="0cm" fo:line-height="150%" fo:text-align="start" style:justify-single-word="false" fo:hyphenation-ladder-count="no-limit" fo:text-indent="0cm" style:auto-text-indent="false" fo:background-color="transparent"/>
      <style:text-properties officeooo:rsid="0093011e" officeooo:paragraph-rsid="0093011e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fo:font-weight="bold" officeooo:rsid="0087ce9a" officeooo:paragraph-rsid="00913c32" style:font-weight-asian="bold" style:font-weight-complex="bold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.499cm" fo:margin-right="0cm" fo:margin-top="0.3cm" fo:margin-bottom="0cm" style:contextual-spacing="false" fo:text-align="center" style:justify-single-word="false" fo:hyphenation-ladder-count="no-limit" fo:text-indent="0cm" style:auto-text-indent="false" fo:background-color="transparent"/>
      <style:text-properties officeooo:rsid="0087ce9a" officeooo:paragraph-rsid="0087ce9a" fo:hyphenate="true" fo:hyphenation-remain-char-count="2" fo:hyphenation-push-char-count="2" loext:hyphenation-no-caps="false"/>
    </style:style>
    <style:style style:name="P44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fo:font-weight="bold" officeooo:rsid="0087ce9a" officeooo:paragraph-rsid="00913c32" style:font-weight-asian="bold" style:font-weight-complex="bold" fo:hyphenate="true" fo:hyphenation-remain-char-count="2" fo:hyphenation-push-char-count="2" loext:hyphenation-no-caps="false"/>
    </style:style>
    <style:style style:name="P45" style:family="paragraph" style:parent-style-name="Table_20_Contents">
      <style:paragraph-properties fo:text-align="center" style:justify-single-word="false"/>
      <style:text-properties officeooo:rsid="009c3c3c" officeooo:paragraph-rsid="009c3c3c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fCours">
      <style:text-properties officeooo:paragraph-rsid="009f87d2"/>
    </style:style>
    <style:style style:name="P48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49" style:family="paragraph" style:parent-style-name="Standard" style:list-style-name="tfPuce"/>
    <style:style style:name="P50" style:family="paragraph" style:parent-style-name="Standard" style:list-style-name="tfPuce">
      <style:text-properties officeooo:paragraph-rsid="0077a58c"/>
    </style:style>
    <style:style style:name="P51" style:family="paragraph" style:parent-style-name="Standard" style:list-style-name="tfPuce">
      <style:text-properties officeooo:paragraph-rsid="00965689"/>
    </style:style>
    <style:style style:name="P52" style:family="paragraph" style:parent-style-name="Standard" style:list-style-name="tfPuce">
      <style:text-properties officeooo:rsid="0061e3c5"/>
    </style:style>
    <style:style style:name="P53" style:family="paragraph" style:parent-style-name="Standard" style:list-style-name="tfPuce">
      <style:text-properties officeooo:rsid="00774c85" officeooo:paragraph-rsid="007ec752"/>
    </style:style>
    <style:style style:name="P54" style:family="paragraph" style:parent-style-name="Standard" style:list-style-name="tfPuce">
      <style:paragraph-properties fo:text-align="start" style:justify-single-word="false"/>
      <style:text-properties officeooo:paragraph-rsid="00860a9c"/>
    </style:style>
    <style:style style:name="P55" style:family="paragraph" style:parent-style-name="Standard" style:list-style-name="tfPuce">
      <style:paragraph-properties fo:text-align="start" style:justify-single-word="false"/>
      <style:text-properties officeooo:paragraph-rsid="007ec752"/>
    </style:style>
    <style:style style:name="P56" style:family="paragraph" style:parent-style-name="Standard" style:list-style-name="tfPuce">
      <style:paragraph-properties fo:text-align="start" style:justify-single-word="false"/>
      <style:text-properties officeooo:rsid="00a63646" officeooo:paragraph-rsid="00a63646"/>
    </style:style>
    <style:style style:name="P57" style:family="paragraph" style:parent-style-name="Standard" style:list-style-name="tfPuce">
      <style:paragraph-properties fo:break-before="page"/>
    </style:style>
    <style:style style:name="P58" style:family="paragraph" style:parent-style-name="tfCours" style:list-style-name="tfPuce">
      <style:text-properties officeooo:paragraph-rsid="009f87d2"/>
    </style:style>
    <style:style style:name="P59" style:family="paragraph" style:parent-style-name="tfTitre_20_I_29_">
      <style:text-properties fo:text-transform="uppercase" style:font-name="Arial1" fo:font-size="22pt" fo:font-style="italic" fo:font-weight="bold" officeooo:rsid="00742417" officeooo:paragraph-rsid="00742417" style:font-size-asian="20pt" style:font-weight-asian="bold" style:font-size-complex="20pt" style:font-weight-complex="bold"/>
    </style:style>
    <style:style style:name="P60" style:family="paragraph" style:parent-style-name="tfTitre_20_I_29_">
      <style:paragraph-properties fo:break-before="page"/>
    </style:style>
    <style:style style:name="P6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 style:writing-mode="lr-tb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7b3d00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0000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align="center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742417"/>
    </style:style>
    <style:style style:name="T2" style:family="text">
      <style:text-properties fo:font-size="18pt" officeooo:rsid="00774c85"/>
    </style:style>
    <style:style style:name="T3" style:family="text">
      <style:text-properties fo:font-size="18pt" officeooo:rsid="0077e8f0"/>
    </style:style>
    <style:style style:name="T4" style:family="text">
      <style:text-properties fo:font-size="18pt" officeooo:rsid="0077a58c"/>
    </style:style>
    <style:style style:name="T5" style:family="text">
      <style:text-properties fo:font-size="18pt" officeooo:rsid="0079ec9b"/>
    </style:style>
    <style:style style:name="T6" style:family="text">
      <style:text-properties fo:font-size="18pt" officeooo:rsid="007d2a4f"/>
    </style:style>
    <style:style style:name="T7" style:family="text">
      <style:text-properties fo:font-size="18pt" officeooo:rsid="007ec752"/>
    </style:style>
    <style:style style:name="T8" style:family="text">
      <style:text-properties fo:font-size="18pt" officeooo:rsid="00836651"/>
    </style:style>
    <style:style style:name="T9" style:family="text">
      <style:text-properties fo:font-size="18pt" officeooo:rsid="00860a9c"/>
    </style:style>
    <style:style style:name="T10" style:family="text">
      <style:text-properties fo:font-size="18pt" officeooo:rsid="008a20c1"/>
    </style:style>
    <style:style style:name="T11" style:family="text">
      <style:text-properties fo:font-size="18pt" officeooo:rsid="00913c32"/>
    </style:style>
    <style:style style:name="T12" style:family="text">
      <style:text-properties fo:font-size="18pt" officeooo:rsid="0094e64d"/>
    </style:style>
    <style:style style:name="T13" style:family="text">
      <style:text-properties fo:font-size="18pt" officeooo:rsid="009c3c3c"/>
    </style:style>
    <style:style style:name="T14" style:family="text">
      <style:text-properties fo:font-size="18pt" officeooo:rsid="00a07cd7"/>
    </style:style>
    <style:style style:name="T15" style:family="text">
      <style:text-properties fo:font-size="18pt" officeooo:rsid="00a25550"/>
    </style:style>
    <style:style style:name="T16" style:family="text">
      <style:text-properties officeooo:rsid="00742417"/>
    </style:style>
    <style:style style:name="T17" style:family="text">
      <style:text-properties fo:text-transform="uppercase" style:font-name="Arial" fo:font-size="26pt" fo:font-weight="bold" officeooo:rsid="0029ba73" style:font-size-asian="20pt" style:font-weight-asian="bold" style:font-size-complex="20pt" style:font-weight-complex="bold"/>
    </style:style>
    <style:style style:name="T18" style:family="text">
      <style:text-properties fo:text-transform="uppercase" style:font-name="Arial" fo:font-size="26pt" fo:font-weight="bold" officeooo:rsid="00742417" style:font-size-asian="20pt" style:font-weight-asian="bold" style:font-size-complex="20pt" style:font-weight-complex="bold"/>
    </style:style>
    <style:style style:name="T19" style:family="text">
      <style:text-properties fo:text-transform="uppercase" style:font-name="Arial" fo:font-size="26pt" fo:font-weight="bold" officeooo:rsid="0087ce9a" style:font-size-asian="20pt" style:font-weight-asian="bold" style:font-size-complex="20pt" style:font-weight-complex="bold"/>
    </style:style>
    <style:style style:name="T20" style:family="text">
      <style:text-properties fo:text-transform="uppercase" style:font-name="Arial" fo:font-size="26pt" fo:font-weight="bold" officeooo:rsid="00ab76e3" style:font-size-asian="20pt" style:font-weight-asian="bold" style:font-size-complex="20pt" style:font-weight-complex="bold"/>
    </style:style>
    <style:style style:name="T21" style:family="text">
      <style:text-properties officeooo:rsid="0061e3c5"/>
    </style:style>
    <style:style style:name="T22" style:family="text">
      <style:text-properties officeooo:rsid="00761245"/>
    </style:style>
    <style:style style:name="T23" style:family="text">
      <style:text-properties officeooo:rsid="00774c85"/>
    </style:style>
    <style:style style:name="T24" style:family="text">
      <style:text-properties officeooo:rsid="0077a58c"/>
    </style:style>
    <style:style style:name="T25" style:family="text">
      <style:text-properties officeooo:rsid="0079ec9b"/>
    </style:style>
    <style:style style:name="T26" style:family="text">
      <style:text-properties style:font-name="OpenSymbol1" fo:font-size="18pt" officeooo:rsid="0079ec9b"/>
    </style:style>
    <style:style style:name="T27" style:family="text">
      <style:text-properties style:font-name="OpenSymbol2" officeooo:rsid="0079ec9b"/>
    </style:style>
    <style:style style:name="T28" style:family="text">
      <style:text-properties officeooo:rsid="007d2a4f"/>
    </style:style>
    <style:style style:name="T29" style:family="text">
      <style:text-properties fo:font-style="italic" officeooo:rsid="007d2a4f" style:font-style-asian="italic" style:font-style-complex="italic"/>
    </style:style>
    <style:style style:name="T30" style:family="text">
      <style:text-properties officeooo:rsid="007ec752"/>
    </style:style>
    <style:style style:name="T31" style:family="text">
      <style:text-properties officeooo:rsid="00809405"/>
    </style:style>
    <style:style style:name="T32" style:family="text">
      <style:text-properties officeooo:rsid="0085076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87ce9a"/>
    </style:style>
    <style:style style:name="T35" style:family="text">
      <style:text-properties officeooo:rsid="008a20c1"/>
    </style:style>
    <style:style style:name="T36" style:family="text">
      <style:text-properties officeooo:rsid="008d4fbb"/>
    </style:style>
    <style:style style:name="T37" style:family="text">
      <style:text-properties officeooo:rsid="008e78c9"/>
    </style:style>
    <style:style style:name="T38" style:family="text">
      <style:text-properties officeooo:rsid="00901664"/>
    </style:style>
    <style:style style:name="T39" style:family="text">
      <style:text-properties officeooo:rsid="00913c32"/>
    </style:style>
    <style:style style:name="T40" style:family="text">
      <style:text-properties style:text-position="sub 58%" fo:font-size="18pt" officeooo:rsid="00913c32"/>
    </style:style>
    <style:style style:name="T41" style:family="text">
      <style:text-properties style:text-position="sub 58%" officeooo:rsid="00913c32"/>
    </style:style>
    <style:style style:name="T42" style:family="text">
      <style:text-properties officeooo:rsid="00965689"/>
    </style:style>
    <style:style style:name="T43" style:family="text">
      <style:text-properties officeooo:rsid="00976818"/>
    </style:style>
    <style:style style:name="T44" style:family="text">
      <style:text-properties officeooo:rsid="00988b58"/>
    </style:style>
    <style:style style:name="T45" style:family="text">
      <style:text-properties officeooo:rsid="00860a9c"/>
    </style:style>
    <style:style style:name="T46" style:family="text">
      <style:text-properties officeooo:rsid="009c3c3c"/>
    </style:style>
    <style:style style:name="T47" style:family="text">
      <style:text-properties officeooo:rsid="001ac0dd"/>
    </style:style>
    <style:style style:name="T48" style:family="text">
      <style:text-properties officeooo:rsid="00a25550"/>
    </style:style>
    <style:style style:name="T49" style:family="text">
      <style:text-properties officeooo:rsid="00a2acc9"/>
    </style:style>
    <style:style style:name="T50" style:family="text">
      <style:text-properties officeooo:rsid="00a309e9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a6099" loext:opacity="10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a6099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7b3d00" loext:opacity="10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7b3d00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none" svg:stroke-linecap="butt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3cm" svg:stroke-color="#2a6099" draw:marker-start="" draw:marker-start-width="0.25cm" draw:marker-start-center="false" draw:marker-end="" draw:marker-end-width="0.25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none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7b3d00" draw:marker-start="" draw:marker-start-width="0.25cm" draw:marker-start-center="false" draw:marker-end="" draw:marker-end-width="0.25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22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3cm" fo:min-width="0.7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3cm" fo:min-width="0.7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2.7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3" svg:stroke-width="0.03cm" svg:stroke-color="#ff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3" svg:stroke-width="0.03cm" svg:stroke-color="#ff8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19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37cm" fo:min-width="0.5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justify" draw:auto-grow-height="false" fo:min-height="0.642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3cm" svg:stroke-color="#000000" draw:marker-start="" draw:marker-start-width="0.34cm" draw:marker-start-center="false" draw:marker-end="" draw:marker-end-width="0.34cm" draw:marker-end-center="false" draw:fill="none" draw:fill-color="#ffffff" draw:textarea-horizontal-align="justify" draw:auto-grow-height="false" draw:auto-grow-width="true" fo:min-height="0.642cm" fo:min-width="0.751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none" svg:stroke-linecap="round" draw:fill="none" draw:fill-color="#0000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2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75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1.685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9cm" svg:stroke-color="#808080" draw:marker-start="" draw:marker-start-width="0.229cm" draw:marker-start-center="false" draw:marker-end="Arrow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20">Angles</text:span></text:p>
      <text:p text:style-name="Standard"/>
      <text:list xml:id="list2627399391" text:style-name="tfNum_20_I_29_">
        <text:list-item>
          <text:p text:style-name="tfTitre_20_I_29_">Vocabulaire</text:p>
        </text:list-item>
      </text:list>
      <text:p text:style-name="P5">Un angle est délimité par deux demi-droites ayant la même origine.</text:p>
      <text:p text:style-name="Standard"><text:span text:style-name="T12">Les demi-droites sont appelées </text:span><text:span text:style-name="Vocabulaire">côtés</text:span><text:span text:style-name="T12"> de l’angle.</text:span></text:p>
      <text:p text:style-name="Standard"><text:span text:style-name="T12">Leur origine commune est appelée </text:span><text:span text:style-name="Vocabulaire">sommet</text:span><text:span text:style-name="T12"> de l’angle.</text:span></text:p>
      <text:p text:style-name="P5"/>
      <text:p text:style-name="P6"><draw:g text:anchor-type="as-char" draw:z-index="4" draw:name="Forme7" draw:style-name="gr1"><draw:path draw:style-name="gr2" draw:text-style-name="P61" svg:width="0.948cm" svg:height="1.053cm" svg:x="1.753cm" svg:y="3.911cm" svg:viewBox="0 0 949 1054" svg:d="M893 1054c135-377 19-799-291-1054l-602 733z"><text:p/></draw:path><draw:path draw:style-name="gr27" draw:text-style-name="P61" svg:width="0.948cm" svg:height="1.053cm" svg:x="1.753cm" svg:y="3.911cm" svg:viewBox="0 0 949 1054" svg:d="M893 1054c135-377 19-799-291-1054l-602 733z"><text:p/></draw:path><draw:path draw:style-name="gr28" draw:text-style-name="P77" svg:width="1.353cm" svg:height="0.948cm" svg:x="10.951cm" svg:y="3.597cm" svg:viewBox="0 0 1354 949" svg:d="M1354 609c-98-258-305-460-565-553-261-94-548-68-789 68l468 825z"><text:p/></draw:path><draw:path draw:style-name="gr27" draw:text-style-name="P61" svg:width="1.353cm" svg:height="0.948cm" svg:x="10.951cm" svg:y="3.597cm" svg:viewBox="0 0 1354 949" svg:d="M1354 609c-98-258-305-460-565-553-261-94-548-68-789 68l468 825z"><text:p/></draw:path><draw:path draw:style-name="gr6" draw:text-style-name="P62" svg:width="1.252cm" svg:height="0.562cm" svg:x="10.986cm" svg:y="3.671cm" svg:viewBox="0 0 1253 563" svg:d="M1253 563c-92-239-283-426-523-512-242-86-507-63-730 63"><text:p/></draw:path><draw:polyline draw:style-name="gr6" draw:text-style-name="P62" svg:width="3.177cm" svg:height="3.864cm" svg:x="1.753cm" svg:y="0.779cm" svg:viewBox="0 0 3178 3865" draw:points="0,3865 3178,0 3178,0 3178,0"><text:p/></draw:polyline><draw:line draw:style-name="gr6" draw:text-style-name="P62" svg:x1="1.753cm" svg:y1="4.643cm" svg:x2="5.525cm" svg:y2="6.003cm"><text:p/></draw:line><draw:polyline draw:style-name="gr6" draw:text-style-name="P62" svg:width="1.407cm" svg:height="2.478cm" svg:x="10.011cm" svg:y="2.07cm" svg:viewBox="0 0 1408 2479" draw:points="1408,2479 0,0 0,0 0,0"><text:p/></draw:polyline><draw:line draw:style-name="gr6" draw:text-style-name="P62" svg:x1="11.419cm" svg:y1="4.549cm" svg:x2="15.835cm" svg:y2="2.858cm"><text:p/></draw:line><draw:frame draw:style-name="gr7" draw:text-style-name="P64" svg:width="0.472cm" svg:height="0.632cm" svg:x="1.162cm" svg:y="4.401cm"><draw:text-box><text:p text:style-name="P71"><text:span text:style-name="T51">O</text:span></text:p></draw:text-box></draw:frame><draw:frame draw:style-name="gr8" draw:text-style-name="P65" svg:width="0.322cm" svg:height="0.632cm" svg:x="5.646cm" svg:y="5.8cm"><draw:text-box><text:p text:style-name="P71"><text:span text:style-name="T52">y</text:span></text:p></draw:text-box></draw:frame><draw:frame draw:style-name="gr29" draw:text-style-name="P65" svg:width="0.392cm" svg:height="0.632cm" svg:x="5.048cm" svg:y="0cm"><draw:text-box><text:p text:style-name="P71"><text:span text:style-name="T52">x</text:span></text:p></draw:text-box></draw:frame><draw:frame draw:style-name="gr30" draw:text-style-name="P64" svg:width="0.447cm" svg:height="0.632cm" svg:x="11.054cm" svg:y="4.651cm"><draw:text-box><text:p text:style-name="P71"><text:span text:style-name="T51">B</text:span></text:p></draw:text-box></draw:frame><draw:frame draw:style-name="gr18" draw:text-style-name="P64" svg:width="0.473cm" svg:height="0.632cm" svg:x="9.731cm" svg:y="2.477cm"><draw:text-box><text:p text:style-name="P71"><text:span text:style-name="T51">A</text:span></text:p></draw:text-box></draw:frame><draw:frame draw:style-name="gr30" draw:text-style-name="P64" svg:width="0.447cm" svg:height="0.632cm" svg:x="14.877cm" svg:y="3.284cm"><draw:text-box><text:p text:style-name="P71"><text:span text:style-name="T51">C</text:span></text:p></draw:text-box></draw:frame><draw:line draw:style-name="gr20" draw:text-style-name="P62" svg:x1="10.216cm" svg:y1="2.623cm" svg:x2="10.393cm" svg:y2="2.535cm"><text:p/></draw:line><draw:line draw:style-name="gr20" draw:text-style-name="P62" svg:x1="14.876cm" svg:y1="3.094cm" svg:x2="14.964cm" svg:y2="3.314cm"><text:p/></draw:line><draw:frame draw:style-name="gr31" draw:text-style-name="P79" svg:width="2.207cm" svg:height="1.036cm" svg:x="0cm" svg:y="2.447cm"><draw:text-box><text:p text:style-name="P78"><text:span text:style-name="T62">sommet</text:span></text:p><text:p text:style-name="P78"><text:span text:style-name="T62">de l’angle</text:span></text:p></draw:text-box></draw:frame><draw:frame draw:style-name="gr32" draw:text-style-name="P79" svg:width="1.784cm" svg:height="1.036cm" svg:x="5.498cm" svg:y="2.933cm"><draw:text-box><text:p text:style-name="P78"><text:span text:style-name="T62">côtés</text:span></text:p><text:p text:style-name="P78"><text:span text:style-name="T62">de l’angle</text:span></text:p></draw:text-box></draw:frame><draw:line draw:style-name="gr33" draw:text-style-name="P62" svg:x1="1.059cm" svg:y1="3.549cm" svg:x2="1.324cm" svg:y2="4.431cm"><text:p/></draw:line><draw:line draw:style-name="gr33" draw:text-style-name="P62" svg:x1="5.483cm" svg:y1="3.285cm" svg:x2="3.94cm" svg:y2="2.256cm"><text:p/></draw:line><draw:line draw:style-name="gr33" draw:text-style-name="P62" svg:x1="5.866cm" svg:y1="4.149cm" svg:x2="4.91cm" svg:y2="5.619cm"><text:p/></draw:line></draw:g></text:p>
      <text:p text:style-name="P6"/>
      <text:p text:style-name="P7"><text:tab/>Angle noté <draw:frame draw:style-name="fr1" draw:name="Objet1" text:anchor-type="as-char" svg:y="-0.644cm" svg:width="1.302cm" svg:height="0.787cm" draw:z-index="0"><draw:object xlink:href="./Object 1" xlink:type="simple" xlink:show="embed" xlink:actuate="onLoad"/><draw:image xlink:href="./ObjectReplacements/Object 1" xlink:type="simple" xlink:show="embed" xlink:actuate="onLoad"/></draw:frame><text:s/>ou <draw:frame draw:style-name="fr1" draw:name="Objet2" text:anchor-type="as-char" svg:y="-0.644cm" svg:width="1.328cm" svg:height="0.787cm" draw:z-index="1"><draw:object xlink:href="./Object 2" xlink:type="simple" xlink:show="embed" xlink:actuate="onLoad"/><draw:image xlink:href="./ObjectReplacements/Object 2" xlink:type="simple" xlink:show="embed" xlink:actuate="onLoad"/></draw:frame><text:tab/>Angle noté <draw:frame draw:style-name="fr1" draw:name="Objet3" text:anchor-type="as-char" svg:y="-0.644cm" svg:width="1.538cm" svg:height="0.787cm" draw:z-index="2"><draw:object xlink:href="./Object 3" xlink:type="simple" xlink:show="embed" xlink:actuate="onLoad"/><draw:image xlink:href="./ObjectReplacements/Object 3" xlink:type="simple" xlink:show="embed" xlink:actuate="onLoad"/></draw:frame><text:s/>ou <draw:frame draw:style-name="fr1" draw:name="Objet4" text:anchor-type="as-char" svg:y="-0.644cm" svg:width="1.535cm" svg:height="0.78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P13">Remarques :</text:p>
      <text:list xml:id="list602314627" text:style-name="tfPuce">
        <text:list-item>
          <text:p text:style-name="P49"><text:span text:style-name="T43">En collège, l’unité de mesure des angles est le </text:span><text:span text:style-name="Vocabulaire">degré</text:span><text:span text:style-name="T43"> (noté °)<text:line-break/></text:span><text:span text:style-name="T42">La mesure d’un angle est indépendante de la longueur des côtés !<text:line-break/></text:span><text:span text:style-name="T44">Pour mesurer un angle, on utilisera un </text:span><text:span text:style-name="Vocabulaire">rapporteur</text:span><text:span text:style-name="T44">.</text:span></text:p>
        </text:list-item>
        <text:list-item>
          <text:p text:style-name="P51"><text:span text:style-name="T50">Souvent, o</text:span><text:span text:style-name="T42">n m</text:span><text:span text:style-name="T43">et en évidence les angles</text:span><text:span text:style-name="T42"> en traçant </text:span><text:span text:style-name="T13">des</text:span><text:span text:style-name="T42"> demi-cercle</text:span><text:span text:style-name="T46">s</text:span><text:span text:style-name="T42">.</text:span></text:p>
        </text:list-item>
        <text:list-item>
          <text:p text:style-name="P49"><text:span text:style-name="T48">En réalité, d</text:span><text:span text:style-name="T43">eux demi-droites délimitent </text:span><text:span text:style-name="T15">deux</text:span><text:span text:style-name="T43"> angles </text:span><text:span text:style-name="T48">et non un seul</text:span><text:span text:style-name="T43"> : <text:line-break/>un angle </text:span><text:span text:style-name="Vocabulaire">rentrant</text:span><text:span text:style-name="T43"> (&gt; 180°) et un angle </text:span><text:span text:style-name="Vocabulaire">saillant</text:span><text:span text:style-name="T43"> (&lt; 180°)</text:span></text:p>
        </text:list-item>
      </text:list>
      <text:p text:style-name="P32"/>
      <text:p text:style-name="P33"><draw:g text:anchor-type="as-char" draw:z-index="17" draw:name="Forme6" draw:style-name="gr1"><draw:path draw:style-name="gr2" draw:text-style-name="P61" svg:width="1.468cm" svg:height="1.632cm" svg:x="2.636cm" svg:y="3.093cm" svg:viewBox="0 0 1469 1633" svg:d="M1383 1633c209-584 30-1238-451-1633l-932 1135z"><text:p/></draw:path><draw:path draw:style-name="gr3" draw:text-style-name="P61" svg:width="1.468cm" svg:height="1.632cm" svg:x="2.636cm" svg:y="3.093cm" svg:viewBox="0 0 1469 1633" svg:d="M1383 1633c209-584 30-1238-451-1633l-932 1135z"><text:p/></draw:path><draw:path draw:style-name="gr4" draw:text-style-name="P61" svg:width="2.315cm" svg:height="2.386cm" svg:x="1.443cm" svg:y="3.037cm" svg:viewBox="0 0 2316 2387" svg:d="M1950 270c-401-328-969-361-1406-79-437 284-640 817-500 1318 136 502 583 857 1102 877 521 20 993-297 1170-787l-1123-406z"><text:p/></draw:path><draw:path draw:style-name="gr5" draw:text-style-name="P61" svg:width="2.315cm" svg:height="2.386cm" svg:x="1.443cm" svg:y="3.037cm" svg:viewBox="0 0 2316 2387" svg:d="M1950 270c-401-328-969-361-1406-79-437 284-640 817-500 1318 136 502 583 857 1102 877 521 20 993-297 1170-787l-1123-406z"><text:p/></draw:path><draw:polyline draw:style-name="gr6" draw:text-style-name="P62" svg:width="3.029cm" svg:height="3.684cm" svg:x="2.636cm" svg:y="0.544cm" svg:viewBox="0 0 3030 3685" draw:points="0,3685 3030,0 3030,0 3030,0"><text:p/></draw:polyline><draw:line draw:style-name="gr6" draw:text-style-name="P62" svg:x1="2.636cm" svg:y1="4.229cm" svg:x2="7.709cm" svg:y2="6.058cm"><text:p/></draw:line><draw:frame draw:style-name="gr7" draw:text-style-name="P64" svg:width="0.472cm" svg:height="0.632cm" svg:x="2.12cm" svg:y="3.942cm"><draw:text-box><text:p text:style-name="P63"><text:span text:style-name="T51">O</text:span></text:p></draw:text-box></draw:frame><draw:frame draw:style-name="gr8" draw:text-style-name="P65" svg:width="0.322cm" svg:height="0.632cm" svg:x="5.757cm" svg:y="0cm"><draw:text-box><text:p text:style-name="P63"><text:span text:style-name="T52">x</text:span></text:p></draw:text-box></draw:frame><draw:frame draw:style-name="gr8" draw:text-style-name="P65" svg:width="0.322cm" svg:height="0.632cm" svg:x="7.856cm" svg:y="5.761cm"><draw:text-box><text:p text:style-name="P63"><text:span text:style-name="T52">y</text:span></text:p></draw:text-box></draw:frame><draw:polygon draw:style-name="gr9" draw:text-style-name="P66" svg:width="0.593cm" svg:height="0.08cm" draw:transform="rotate (-3.14159265358979) translate (0.911999999999998cm 4.14338888888888cm)" svg:viewBox="0 0 594 81" draw:points="594,79 285,0 0,76 28,78 286,33 556,79 593,81"><text:p/></draw:polygon><draw:g draw:style-name="gr10"><draw:polygon draw:style-name="gr9" draw:text-style-name="P66" svg:width="0.593cm" svg:height="0.08cm" svg:x="4.658cm" svg:y="3.49cm" svg:viewBox="0 0 594 81" draw:points="0,79 309,0 594,76 566,78 308,33 38,79 1,81"><text:p/></draw:polygon></draw:g><draw:frame draw:style-name="gr11" draw:text-style-name="P67" svg:width="1.301cm" svg:height="0.825cm" svg:x="4.334cm" svg:y="3.387cm"><draw:text-box><text:p text:style-name="P63"><text:span text:style-name="T53">x</text:span><text:span text:style-name="T54">O</text:span><text:span text:style-name="T53">y</text:span></text:p></draw:text-box></draw:frame><draw:frame draw:style-name="gr12" draw:text-style-name="P68" svg:width="1.299cm" svg:height="0.825cm" svg:x="0cm" svg:y="4.006cm"><draw:text-box><text:p text:style-name="P63"><text:span text:style-name="T55">x</text:span><text:span text:style-name="T56">O</text:span><text:span text:style-name="T55">y</text:span></text:p></draw:text-box></draw:frame><draw:g draw:style-name="gr10"><draw:polygon draw:style-name="gr13" draw:text-style-name="P69" svg:width="0.593cm" svg:height="0.08cm" draw:transform="rotate (-3.14159265358979) translate (9.813cm 3.60238888888887cm)" svg:viewBox="0 0 594 81" draw:points="594,79 285,0 0,76 28,78 286,33 556,79 593,81"><text:p/></draw:polygon><draw:frame draw:style-name="gr14" draw:text-style-name="P70" svg:width="3.204cm" svg:height="0.823cm" svg:x="8.888cm" svg:y="3.457cm"><draw:text-box><text:p text:style-name="P63"><text:span text:style-name="T57">x</text:span><text:span text:style-name="T58">O</text:span><text:span text:style-name="T57">y</text:span><text:span text:style-name="T58"> </text:span><text:span text:style-name="T58">+ </text:span><text:span text:style-name="T57">x</text:span><text:span text:style-name="T58">O</text:span><text:span text:style-name="T57">y</text:span><text:span text:style-name="T58"> </text:span><text:span text:style-name="T58">= </text:span></text:p></draw:text-box></draw:frame><draw:polygon draw:style-name="gr13" draw:text-style-name="P69" svg:width="0.593cm" svg:height="0.08cm" svg:x="10.519cm" svg:y="3.522cm" svg:viewBox="0 0 594 81" draw:points="0,79 309,0 594,76 566,78 308,33 38,79 1,81"><text:p/></draw:polygon></draw:g></draw:g></text:p>
      <text:list xml:id="list180747645297812" text:continue-list="list2627399391" text:style-name="tfNum_20_I_29_">
        <text:list-item>
          <text:p text:style-name="tfTitre_20_I_29_"><text:soft-page-break/>Angles <text:span text:style-name="T46">saillants </text:span>particuliers</text:p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 table:style-name="TableLine94176087495344">
          <table:table-cell table:style-name="Tableau1.A1" office:value-type="string">
            <text:p text:style-name="P45"><text:span text:style-name="T49">A</text:span>ngle</text:p>
          </table:table-cell>
          <table:table-cell table:style-name="Tableau1.A1" office:value-type="string">
            <text:p text:style-name="P45">nul</text:p>
          </table:table-cell>
          <table:table-cell table:style-name="Tableau1.A1" office:value-type="string">
            <text:p text:style-name="P45">aigu</text:p>
          </table:table-cell>
          <table:table-cell table:style-name="Tableau1.A1" office:value-type="string">
            <text:p text:style-name="P45">droit</text:p>
          </table:table-cell>
          <table:table-cell table:style-name="Tableau1.A1" office:value-type="string">
            <text:p text:style-name="P45">obtus</text:p>
          </table:table-cell>
          <table:table-cell table:style-name="Tableau1.F1" office:value-type="string">
            <text:p text:style-name="P45">plat</text:p>
          </table:table-cell>
        </table:table-row>
        <table:table-row table:style-name="TableLine94176087595024">
          <table:table-cell table:style-name="Tableau1.A2" office:value-type="string">
            <text:p text:style-name="P45">Mesure</text:p>
          </table:table-cell>
          <table:table-cell table:style-name="Tableau1.E2" office:value-type="string">
            <text:p text:style-name="P46"/>
          </table:table-cell>
          <table:table-cell table:style-name="Tableau1.E2" office:value-type="string">
            <text:p text:style-name="P45">entre</text:p>
            <text:p text:style-name="P45"/>
          </table:table-cell>
          <table:table-cell table:style-name="Tableau1.E2" office:value-type="string">
            <text:p text:style-name="P46"/>
          </table:table-cell>
          <table:table-cell table:style-name="Tableau1.E2" office:value-type="string">
            <text:p text:style-name="P45">entre</text:p>
            <text:p text:style-name="P45"/>
          </table:table-cell>
          <table:table-cell table:style-name="Tableau1.F2" office:value-type="string">
            <text:p text:style-name="P46"/>
          </table:table-cell>
        </table:table-row>
        <table:table-row table:style-name="TableLine94176087773376">
          <table:table-cell table:style-name="Tableau1.A3" office:value-type="string">
            <text:p text:style-name="P45"/>
            <text:p text:style-name="P45">Figure</text:p>
            <text:p text:style-name="P45"/>
          </table:table-cell>
          <table:table-cell table:style-name="Tableau1.B3" office:value-type="string">
            <text:p text:style-name="P46"><draw:g text:anchor-type="as-char" draw:z-index="5" draw:name="Forme9" draw:style-name="gr1"><draw:line draw:style-name="gr20" draw:text-style-name="P62" svg:x1="2.213cm" svg:y1="0.018cm" svg:x2="0.002cm" svg:y2="0.018cm"><text:p/></draw:line><draw:line draw:style-name="gr20" draw:text-style-name="P62" svg:x1="2.215cm" svg:y1="0.082cm" svg:x2="0.004cm" svg:y2="0.082cm"><text:p/></draw:line><draw:custom-shape draw:style-name="gr21" draw:text-style-name="P69" svg:width="0.11cm" svg:height="0.11cm" svg:x="0cm" svg:y="0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au1.B3" office:value-type="string">
            <text:p text:style-name="P46"><draw:g text:anchor-type="as-char" draw:z-index="6" draw:name="Forme10" draw:style-name="gr1"><draw:line draw:style-name="gr20" draw:text-style-name="P62" svg:x1="1.696cm" svg:y1="0.001cm" svg:x2="0.055cm" svg:y2="1.394cm"><text:p/></draw:line><draw:line draw:style-name="gr20" draw:text-style-name="P62" svg:x1="2.211cm" svg:y1="1.449cm" svg:x2="0cm" svg:y2="1.449cm"><text:p/></draw:line><draw:custom-shape draw:style-name="gr21" draw:text-style-name="P69" svg:width="0.11cm" svg:height="0.11cm" svg:x="0cm" svg:y="1.367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au1.B3" office:value-type="string">
            <text:p text:style-name="P46"><draw:g text:anchor-type="as-char" draw:z-index="12" draw:name="Forme8" draw:style-name="gr1"><draw:line draw:style-name="gr20" draw:text-style-name="P62" svg:x1="1.243cm" svg:y1="-0.001cm" svg:x2="1.248cm" svg:y2="1.754cm"><text:p/></draw:line><draw:line draw:style-name="gr20" draw:text-style-name="P62" svg:x1="2.625cm" svg:y1="1.809cm" svg:x2="1.213cm" svg:y2="1.809cm"><text:p/></draw:line><draw:custom-shape draw:style-name="gr21" draw:text-style-name="P69" svg:width="0.073cm" svg:height="0.073cm" svg:x="1.203cm" svg:y="1.766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2" svg:width="1.006cm" svg:height="0.689cm" svg:x="0cm" svg:y="0.602cm"><text:p/><draw:enhanced-geometry svg:viewBox="0 0 21600 21600" draw:type="rectangle" draw:enhanced-path="M 0 0 L 21600 0 21600 21600 0 21600 0 0 Z N"/></draw:custom-shape></draw:g></text:p>
          </table:table-cell>
          <table:table-cell table:style-name="Tableau1.B3" office:value-type="string">
            <text:p text:style-name="P46"><draw:g text:anchor-type="as-char" draw:z-index="13" draw:name="Forme12" draw:style-name="gr1"><draw:line draw:style-name="gr20" draw:text-style-name="P62" svg:x1="-0.001cm" svg:y1="-0.001cm" svg:x2="1.115cm" svg:y2="1.521cm"><text:p/></draw:line><draw:line draw:style-name="gr20" draw:text-style-name="P62" svg:x1="2.492cm" svg:y1="1.525cm" svg:x2="1.08cm" svg:y2="1.525cm"><text:p/></draw:line><draw:custom-shape draw:style-name="gr21" draw:text-style-name="P69" svg:width="0.075cm" svg:height="0.073cm" svg:x="1.078cm" svg:y="1.482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leau1.F3" office:value-type="string">
            <text:p text:style-name="P46"><draw:g text:anchor-type="as-char" draw:z-index="14" draw:name="Forme13" draw:style-name="gr1"><draw:line draw:style-name="gr20" draw:text-style-name="P62" svg:x1="-0.001cm" svg:y1="0.037cm" svg:x2="1.079cm" svg:y2="0.038cm"><text:p/></draw:line><draw:line draw:style-name="gr20" draw:text-style-name="P62" svg:x1="2.246cm" svg:y1="0.042cm" svg:x2="1.044cm" svg:y2="0.042cm"><text:p/></draw:line><draw:custom-shape draw:style-name="gr21" draw:text-style-name="P69" svg:width="0.073cm" svg:height="0.071cm" svg:x="1.034cm" svg:y="0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</table:table>
      <text:p text:style-name="Standard"/>
      <text:p text:style-name="Standard"/>
      <text:p text:style-name="Standard"/>
      <text:list xml:id="list180747263560129" text:continue-numbering="true" text:style-name="tfNum_20_I_29_">
        <text:list-item>
          <text:p text:style-name="tfTitre_20_I_29_">Angles adjacents</text:p>
        </text:list-item>
      </text:list>
      <text:p text:style-name="P34">Définition :</text:p>
      <text:p text:style-name="P47">Deux angles sont adjacents lorsque :</text:p>
      <text:list xml:id="list180747114860959" text:continue-list="list602314627" text:style-name="tfPuce">
        <text:list-item>
          <text:p text:style-name="P58">Ils ont le même sommet</text:p>
        </text:list-item>
        <text:list-item>
          <text:p text:style-name="P58">Ils ont un côté commun</text:p>
        </text:list-item>
        <text:list-item>
          <text:p text:style-name="P58">Ils sont situés de part et d'autre de ce côté commun</text:p>
        </text:list-item>
      </text:list>
      <text:p text:style-name="P36"/>
      <text:p text:style-name="P35"><text:span text:style-name="T33">Ex :</text:span> Calculer <draw:frame draw:style-name="fr1" draw:name="Objet5" text:anchor-type="as-char" svg:y="-0.644cm" svg:width="1.274cm" svg:height="0.787cm" draw:z-index="8"><draw:object xlink:href="./Object 5" xlink:type="simple" xlink:show="embed" xlink:actuate="onLoad"/><draw:image xlink:href="./ObjectReplacements/Object 5" xlink:type="simple" xlink:show="embed" xlink:actuate="onLoad"/></draw:frame></text:p>
      <table:table table:name="Tableau5" table:style-name="Tableau5">
        <table:table-column table:style-name="Tableau5.A"/>
        <table:table-column table:style-name="Tableau5.B"/>
        <table:table-row table:style-name="TableLine94176087414672">
          <table:table-cell table:style-name="Tableau5.A1" office:value-type="string">
            <text:p text:style-name="P28"><draw:g text:anchor-type="as-char" draw:z-index="7" draw:name="Forme1_0" draw:style-name="gr1"><draw:line draw:style-name="gr23" draw:text-style-name="P73" svg:x1="6.618cm" svg:y1="3.648cm" svg:x2="1.627cm" svg:y2="3.648cm"><text:p/></draw:line><draw:line draw:style-name="gr23" draw:text-style-name="P73" svg:x1="1.627cm" svg:y1="3.649cm" svg:x2="5.096cm" svg:y2="0.481cm"><text:p/></draw:line><draw:line draw:style-name="gr23" draw:text-style-name="P73" svg:x1="1.627cm" svg:y1="3.655cm" svg:x2="0.304cm" svg:y2="0.586cm"><text:p/></draw:line><draw:polyline draw:style-name="gr24" draw:text-style-name="P73" svg:width="0.532cm" svg:height="0.153cm" svg:x="1.441cm" svg:y="3.173cm" svg:viewBox="0 0 533 154" draw:points="533,154 515,136 495,118 476,101 455,85 433,71 412,58 389,46 366,36 342,26 319,19 294,12 270,7 245,4 220,1 195,0 169,0 144,2 119,6 95,11 70,17 47,24 23,33 0,43"><text:p/></draw:polyline><draw:polyline draw:style-name="gr24" draw:text-style-name="P73" svg:width="0.227cm" svg:height="0.535cm" svg:x="2.241cm" svg:y="3.106cm" svg:viewBox="0 0 228 536" draw:points="228,536 226,499 224,462 219,425 212,389 205,352 195,317 183,281 169,246 153,213 136,179 117,147 97,116 76,85 52,57 28,28 0,0"><text:p/></draw:polyline><draw:frame draw:style-name="gr25" draw:text-style-name="P74" svg:width="0.747cm" svg:height="0.576cm" svg:x="1.252cm" svg:y="3.625cm"><draw:text-box><text:p text:style-name="P71"><text:span text:style-name="T59">O</text:span></text:p></draw:text-box></draw:frame><draw:frame draw:style-name="gr25" draw:text-style-name="P75" svg:width="0.622cm" svg:height="0.676cm" svg:x="6.77cm" svg:y="3.327cm"><draw:text-box><text:p text:style-name="P71"><text:span text:style-name="T60">z</text:span></text:p></draw:text-box></draw:frame><draw:frame draw:style-name="gr25" draw:text-style-name="P75" svg:width="0.586cm" svg:height="0.798cm" svg:x="5.211cm" svg:y="0cm"><draw:text-box><text:p text:style-name="P71"><text:span text:style-name="T60">y</text:span></text:p></draw:text-box></draw:frame><draw:frame draw:style-name="gr25" draw:text-style-name="P75" svg:width="0.646cm" svg:height="0.757cm" svg:x="0cm" svg:y="0.014cm"><draw:text-box><text:p text:style-name="P71"><text:span text:style-name="T60">x</text:span></text:p></draw:text-box></draw:frame><draw:frame draw:style-name="gr26" draw:text-style-name="P76" svg:width="0.851cm" svg:height="0.556cm" svg:x="1.45cm" svg:y="2.542cm"><draw:text-box><text:p text:style-name="P71"><text:span text:style-name="T61">70°</text:span></text:p></draw:text-box></draw:frame><draw:frame draw:style-name="gr26" draw:text-style-name="P76" svg:width="0.851cm" svg:height="0.556cm" svg:x="2.551cm" svg:y="2.986cm"><draw:text-box><text:p text:style-name="P71"><text:span text:style-name="T61">42°</text:span></text:p></draw:text-box></draw:frame></draw:g></text:p>
          </table:table-cell>
          <table:table-cell table:style-name="Tableau5.A1" office:value-type="string">
            <text:p text:style-name="P24"><draw:frame draw:style-name="fr1" draw:name="Objet6" text:anchor-type="as-char" svg:y="-0.644cm" svg:width="1.302cm" svg:height="0.787cm" draw:z-index="9"><draw:object xlink:href="./Object 6" xlink:type="simple" xlink:show="embed" xlink:actuate="onLoad"/><draw:image xlink:href="./ObjectReplacements/Object 6" xlink:type="simple" xlink:show="embed" xlink:actuate="onLoad"/></draw:frame><text:s/>et <draw:frame draw:style-name="fr1" draw:name="Objet7" text:anchor-type="as-char" svg:y="-0.644cm" svg:width="1.302cm" svg:height="0.787cm" draw:z-index="10"><draw:object xlink:href="./Object 7" xlink:type="simple" xlink:show="embed" xlink:actuate="onLoad"/><draw:image xlink:href="./ObjectReplacements/Object 7" xlink:type="simple" xlink:show="embed" xlink:actuate="onLoad"/></draw:frame><text:s/>sont adjacents <text:span text:style-name="T47">donc :<text:line-break/></text:span><text:span text:style-name="T47"><draw:frame draw:style-name="fr1" draw:name="Objet8" text:anchor-type="as-char" svg:y="-0.644cm" svg:width="8.532cm" svg:height="0.787cm" draw:z-index="11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</table:table>
      <text:p text:style-name="P36"/>
      <text:p text:style-name="P36"/>
      <text:list xml:id="list180746707131615" text:continue-list="list180747263560129" text:style-name="tfNum_20_I_29_">
        <text:list-item>
          <text:p text:style-name="P60">Bissectrice d’un angle</text:p>
        </text:list-item>
      </text:list>
      <text:p text:style-name="P14">Définition :</text:p>
      <text:p text:style-name="tfCours">La bissectrice d’un angle est la demi-droite qui partage cet angle en deux angles adjacents de même mesure.</text:p>
      <text:p text:style-name="P37"/>
      <text:p text:style-name="P16">Ex :</text:p>
      <text:p text:style-name="P26"><draw:g text:anchor-type="as-char" draw:z-index="15" draw:name="Forme14" draw:style-name="gr1"><draw:path draw:style-name="gr15" draw:text-style-name="P62" svg:width="0.223cm" svg:height="0.888cm" svg:x="3.355cm" svg:y="4.321cm" svg:viewBox="0 0 224 889" svg:d="M0 889c118-284 193-585 224-889"><text:p/></draw:path><draw:path draw:style-name="gr15" draw:text-style-name="P62" svg:width="0.558cm" svg:height="0.584cm" svg:x="2.451cm" svg:y="1.644cm" svg:viewBox="0 0 559 585" svg:d="M559 585c-161-219-348-415-559-585"><text:p/></draw:path><draw:path draw:style-name="gr16" draw:text-style-name="P62" svg:width="1.404cm" svg:height="1.683cm" svg:x="4.977cm" svg:y="2.138cm" svg:viewBox="0 0 1405 1684" svg:d="M1405 1684c-243-716-743-1317-1405-1684"><text:p/></draw:path><draw:path draw:style-name="gr16" draw:text-style-name="P62" svg:width="0.694cm" svg:height="2.071cm" svg:x="5.162cm" svg:y="1.841cm" svg:viewBox="0 0 695 2072" svg:d="M0 2072c478-581 725-1320 692-2072"><text:p/></draw:path><draw:line draw:style-name="gr17" draw:text-style-name="P62" svg:x1="0.537cm" svg:y1="4.024cm" svg:x2="8.927cm" svg:y2="1.983cm"><text:p/></draw:line><draw:line draw:style-name="gr17" draw:text-style-name="P62" svg:x1="4.405cm" svg:y1="0.524cm" svg:x2="0.54cm" svg:y2="4.026cm"><text:p/></draw:line><draw:line draw:style-name="gr17" draw:text-style-name="P62" svg:x1="0.54cm" svg:y1="4.022cm" svg:x2="7.162cm" svg:y2="5.772cm"><text:p/></draw:line><draw:frame draw:style-name="gr18" draw:text-style-name="P64" svg:width="0.473cm" svg:height="0.632cm" svg:x="0cm" svg:y="3.775cm"><draw:text-box><text:p text:style-name="P71"><text:span text:style-name="T51">O</text:span></text:p></draw:text-box></draw:frame><draw:frame draw:style-name="gr8" draw:text-style-name="P65" svg:width="0.322cm" svg:height="0.632cm" svg:x="4.546cm" svg:y="0cm"><draw:text-box><text:p text:style-name="P71"><text:span text:style-name="T52">x</text:span></text:p></draw:text-box></draw:frame><draw:frame draw:style-name="gr8" draw:text-style-name="P65" svg:width="0.322cm" svg:height="0.632cm" svg:x="9.1cm" svg:y="1.565cm"><draw:text-box><text:p text:style-name="P71"><text:span text:style-name="T52">y</text:span></text:p></draw:text-box></draw:frame><draw:frame draw:style-name="gr19" draw:text-style-name="P65" svg:width="0.295cm" svg:height="0.632cm" svg:x="7.311cm" svg:y="5.486cm"><draw:text-box><text:p text:style-name="P71"><text:span text:style-name="T52">z</text:span></text:p></draw:text-box></draw:frame></draw:g></text:p>
      <text:p text:style-name="P26"/>
      <text:p text:style-name="P29"><text:span text:style-name="T14">[Oy) est la bissectrice de </text:span><text:span text:style-name="T14"><draw:frame draw:style-name="fr1" draw:name="Objet12" text:anchor-type="as-char" svg:y="-0.644cm" svg:width="1.274cm" svg:height="0.787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/><text:span text:style-name="T47">donc : </text:span><text:span text:style-name="T47"><draw:frame draw:style-name="fr1" draw:name="Objet9" text:anchor-type="as-char" svg:y="-1.035cm" svg:width="4.787cm" svg:height="1.635cm" draw:z-index="16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25"/>
      <text:p text:style-name="P15">Construction au compas :</text:p>
      <text:list xml:id="list180748161017031" text:continue-list="list180747114860959" text:style-name="tfPuce">
        <text:list-item>
          <text:p text:style-name="P56">Choisir un écartement du compas.</text:p>
        </text:list-item>
        <text:list-item>
          <text:p text:style-name="P56">En partant de O, tracer les marques rouges.</text:p>
        </text:list-item>
        <text:list-item>
          <text:p text:style-name="P56">En partant des marques rouges, tracer les marques oranges.</text:p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36S</meta:editing-duration>
    <meta:editing-cycles>137</meta:editing-cycles>
    <meta:generator>LibreOffice/7.1.3.2$Linux_X86_64 LibreOffice_project/10$Build-2</meta:generator>
    <meta:initial-creator>Véronique et Thibaud FONTANET</meta:initial-creator>
    <dc:date>2021-07-02T18:07:45.872189204</dc:date>
    <meta:print-date>2015-03-21T18:42:51.093000000</meta:print-date>
    <meta:document-statistic meta:table-count="2" meta:image-count="0" meta:object-count="10" meta:page-count="3" meta:paragraph-count="47" meta:word-count="225" meta:character-count="1233" meta:non-whitespace-character-count="10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 widehat{ nospace{ xOy }}%%&lt;cmathArbre&gt;«ang­xOy»&lt;/cmathArbre&gt;&lt;cmathFormule&gt;ang(xOy)&lt;/cmathFormule&gt;</annotation>
  </semantics>
</math>
</file>

<file path=Object 12/content.xml><?xml version="1.0" encoding="utf-8"?>
<math xmlns="http://www.w3.org/1998/Math/MathML" display="block">
  <semantics>
    <mover accent="true">
      <mi mathvariant="italic">xOz</mi>
      <mo stretchy="true">^</mo>
    </mover>
    <annotation encoding="StarMath 5.0"> widehat{ nospace{ xOz }}%%&lt;cmathArbre&gt;«ang­xOz»&lt;/cmathArbre&gt;&lt;cmathFormule&gt;ang(xOz)&lt;/cmathFormule&gt;</annotation>
  </semantics>
</math>
</file>

<file path=Object 2/content.xml><?xml version="1.0" encoding="utf-8"?>
<math xmlns="http://www.w3.org/1998/Math/MathML" display="block">
  <semantics>
    <mover accent="true">
      <mi mathvariant="italic">yOx</mi>
      <mo stretchy="true">^</mo>
    </mover>
    <annotation encoding="StarMath 5.0"> widehat{ nospace{ yOx }}%%&lt;cmathArbre&gt;«ang­yOx»&lt;/cmathArbre&gt;&lt;cmathFormule&gt;ang(yOx)&lt;/cmathFormule&gt;</annotation>
  </semantics>
</math>
</file>

<file path=Object 3/content.xml><?xml version="1.0" encoding="utf-8"?>
<math xmlns="http://www.w3.org/1998/Math/MathML" display="block">
  <semantics>
    <mover accent="true">
      <mtext>ABC</mtext>
      <mo stretchy="true">^</mo>
    </mover>
    <annotation encoding="StarMath 5.0"> widehat{ nospace{ "ABC" }}%%&lt;cmathArbre&gt;«ang­varMaj ABC»&lt;/cmathArbre&gt;&lt;cmathFormule&gt;ang(ABC)&lt;/cmathFormule&gt;</annotation>
  </semantics>
</math>
</file>

<file path=Object 4/content.xml><?xml version="1.0" encoding="utf-8"?>
<math xmlns="http://www.w3.org/1998/Math/MathML" display="block">
  <semantics>
    <mover accent="true">
      <mtext>CBA</mtext>
      <mo stretchy="true">^</mo>
    </mover>
    <annotation encoding="StarMath 5.0"> widehat{ nospace{ "CBA" }}%%&lt;cmathArbre&gt;«ang­varMaj CBA»&lt;/cmathArbre&gt;&lt;cmathFormule&gt;ang(CBA)&lt;/cmathFormule&gt;</annotation>
  </semantics>
</math>
</file>

<file path=Object 5/content.xml><?xml version="1.0" encoding="utf-8"?>
<math xmlns="http://www.w3.org/1998/Math/MathML" display="block">
  <semantics>
    <mover accent="true">
      <mi mathvariant="italic">xOz</mi>
      <mo stretchy="true">^</mo>
    </mover>
    <annotation encoding="StarMath 5.0"> widehat{ nospace{ xOz }}%%&lt;cmathArbre&gt;«ang­xOz»&lt;/cmathArbre&gt;&lt;cmathFormule&gt;ang(xOz)&lt;/cmathFormule&gt;</annotation>
  </semantics>
</math>
</file>

<file path=Object 6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 widehat{ nospace{ xOy }}%%&lt;cmathArbre&gt;«ang­xOy»&lt;/cmathArbre&gt;&lt;cmathFormule&gt;ang(xOy)&lt;/cmathFormule&gt;</annotation>
  </semantics>
</math>
</file>

<file path=Object 7/content.xml><?xml version="1.0" encoding="utf-8"?>
<math xmlns="http://www.w3.org/1998/Math/MathML" display="block">
  <semantics>
    <mover accent="true">
      <mi mathvariant="italic">yOz</mi>
      <mo stretchy="true">^</mo>
    </mover>
    <annotation encoding="StarMath 5.0"> widehat{ nospace{ yOz }}%%&lt;cmathArbre&gt;«ang­yOz»&lt;/cmathArbre&gt;&lt;cmathFormule&gt;ang(yOz)&lt;/cmathFormule&gt;</annotation>
  </semantics>
</math>
</file>

<file path=Object 8/content.xml><?xml version="1.0" encoding="utf-8"?>
<math xmlns="http://www.w3.org/1998/Math/MathML" display="block">
  <semantics>
    <mrow>
      <mover accent="true">
        <mi mathvariant="italic">xOy</mi>
        <mo stretchy="true">^</mo>
      </mover>
      <mo stretchy="false">=</mo>
      <mover accent="true">
        <mi mathvariant="italic">yOz</mi>
        <mo stretchy="true">^</mo>
      </mover>
      <mo stretchy="false">=</mo>
      <mfrac>
        <mover accent="true">
          <mi mathvariant="italic">xOz</mi>
          <mo stretchy="true">^</mo>
        </mover>
        <mn>2</mn>
      </mfrac>
    </mrow>
    <annotation encoding="StarMath 5.0">{ widehat{ nospace{ xOy }}}={{ widehat{ nospace{ yOz }}}={{alignc { widehat{ nospace{ xOz }}}over{2}}}}%%&lt;cmathArbre&gt;«=­«ang­xOy»­«=­«ang­yOz»­«/­«ang­xOz»­2»»»&lt;/cmathArbre&gt;&lt;cmathFormule&gt;ang(xOy)=ang(yOz)=ang(xOz)/2&lt;/cmathFormule&gt;</annotation>
  </semantics>
</math>
</file>

<file path=Object 9/content.xml><?xml version="1.0" encoding="utf-8"?>
<math xmlns="http://www.w3.org/1998/Math/MathML" display="block">
  <semantics>
    <mrow>
      <mover accent="true">
        <mi mathvariant="italic">xOz</mi>
        <mo stretchy="true">^</mo>
      </mover>
      <mo stretchy="false">=</mo>
      <mrow>
        <mover accent="true">
          <mi mathvariant="italic">xOy</mi>
          <mo stretchy="true">^</mo>
        </mover>
        <mo stretchy="false">+</mo>
        <mover accent="true">
          <mi mathvariant="italic">yOz</mi>
          <mo stretchy="true">^</mo>
        </mover>
      </mrow>
      <mo stretchy="false">=</mo>
      <mrow>
        <mn>70</mn>
        <mo stretchy="false">+</mo>
        <mn>42</mn>
      </mrow>
      <mo stretchy="false">=</mo>
      <mrow>
        <mn>112</mn>
        <mi>°</mi>
      </mrow>
    </mrow>
    <annotation encoding="StarMath 5.0">{ widehat{ nospace{ xOz }}}={{{ widehat{ nospace{ xOy }}}+{ widehat{ nospace{ yOz }}}}={{{70}+{42}}={112°}}}%%&lt;cmathArbre&gt;«=­«ang­xOz»­«=­«+­«ang­xOy»­«ang­yOz»»­«=­«+­70­42»­112°»»»&lt;/cmathArbre&gt;&lt;cmathFormule&gt;ang(xOz)=ang(xOy)+ang(yOz)=70+42=112°&lt;/cmathFormule&gt;</annotation>
  </semantics>
</math>
</file>